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2.93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2604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207cd" officeooo:paragraph-rsid="000207cd"/>
    </style:style>
    <style:style style:name="P2" style:family="paragraph" style:parent-style-name="Standard">
      <style:text-properties fo:font-weight="bold" officeooo:rsid="000207cd" officeooo:paragraph-rsid="000207cd" style:font-weight-asian="bold" style:font-weight-complex="bold"/>
    </style:style>
    <style:style style:name="P3" style:family="paragraph" style:parent-style-name="Standard">
      <style:text-properties officeooo:rsid="0002c7ca" officeooo:paragraph-rsid="0002c7c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c7ca" officeooo:paragraph-rsid="0002c7ca" style:font-weight-asian="bold" style:font-weight-complex="bold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officeooo:rsid="0002c7ca" officeooo:paragraph-rsid="0002c7ca"/>
    </style:style>
    <style:style style:name="P6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officeooo:rsid="0002c7ca" officeooo:paragraph-rsid="0002c7ca"/>
    </style:style>
    <style:style style:name="P7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officeooo:rsid="0002c7ca" officeooo:paragraph-rsid="0002c7ca"/>
    </style:style>
    <style:style style:name="P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/>
      <style:text-properties officeooo:rsid="0002c7ca" officeooo:paragraph-rsid="0002c7ca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207cd" officeooo:paragraph-rsid="000207cd"/>
    </style:style>
    <style:style style:name="P11" style:family="paragraph" style:parent-style-name="Table_20_Contents">
      <style:text-properties officeooo:rsid="000207cd" officeooo:paragraph-rsid="000207cd"/>
    </style:style>
    <style:style style:name="P12" style:family="paragraph" style:parent-style-name="Table_20_Contents">
      <style:text-properties officeooo:rsid="000207cd" officeooo:paragraph-rsid="0002a2ad"/>
    </style:style>
    <style:style style:name="P13" style:family="paragraph" style:parent-style-name="Table_20_Contents">
      <style:text-properties officeooo:rsid="0002a2ad" officeooo:paragraph-rsid="0002a2ad"/>
    </style:style>
    <style:style style:name="P14" style:family="paragraph" style:parent-style-name="Table_20_Contents">
      <style:paragraph-properties fo:text-align="center" style:justify-single-word="false"/>
      <style:text-properties officeooo:rsid="0002a2ad" officeooo:paragraph-rsid="0002a2ad"/>
    </style:style>
    <style:style style:name="P15" style:family="paragraph" style:parent-style-name="Table_20_Contents">
      <style:text-properties officeooo:rsid="0002a2ad" officeooo:paragraph-rsid="00059104"/>
    </style:style>
    <style:style style:name="P16" style:family="paragraph" style:parent-style-name="Table_20_Contents">
      <style:text-properties officeooo:paragraph-rsid="0002a2ad"/>
    </style:style>
    <style:style style:name="P17" style:family="paragraph" style:parent-style-name="Table_20_Contents">
      <style:text-properties officeooo:rsid="0002c7ca" officeooo:paragraph-rsid="0002c7ca"/>
    </style:style>
    <style:style style:name="P18" style:family="paragraph" style:parent-style-name="Table_20_Contents">
      <style:paragraph-properties fo:text-align="center" style:justify-single-word="false"/>
      <style:text-properties officeooo:rsid="0002c7ca" officeooo:paragraph-rsid="0002c7ca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207cd" officeooo:paragraph-rsid="000207cd" style:font-weight-asian="bold" style:font-weight-complex="bold"/>
    </style:style>
    <style:style style:name="P20" style:family="paragraph" style:parent-style-name="Table_20_Contents">
      <style:text-properties fo:font-weight="bold" officeooo:rsid="000207cd" officeooo:paragraph-rsid="000207cd" style:font-weight-asian="bold" style:font-weight-complex="bold"/>
    </style:style>
    <style:style style:name="P21" style:family="paragraph" style:parent-style-name="Table_20_Contents">
      <style:text-properties officeooo:rsid="00059104" officeooo:paragraph-rsid="000591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a2ad"/>
    </style:style>
    <style:style style:name="T3" style:family="text">
      <style:text-properties officeooo:rsid="0002c7ca"/>
    </style:style>
    <style:style style:name="T4" style:family="text">
      <style:text-properties officeooo:rsid="000591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A Vacation Workshops</text:p>
      <text:p text:style-name="P1"><text:span text:style-name="T1">Dates</text:span>:<text:tab/>21 – 23 Jul 2020</text:p>
      <text:p text:style-name="P1"><text:span text:style-name="T1">Time</text:span>:<text:tab/>9 am – 5 pm</text:p>
      <text:p text:style-name="P1"><text:span text:style-name="T1">Venue</text:span>:<text:tab/>T1443</text:p>
      <text:p text:style-name="P1"/>
      <text:p text:style-name="P2">Training Schedu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S/N</text:p>
          </table:table-cell>
          <table:table-cell table:style-name="Table1.A1" office:value-type="string">
            <text:p text:style-name="P20">Date/Time</text:p>
          </table:table-cell>
          <table:table-cell table:style-name="Table1.A1" office:value-type="string">
            <text:p text:style-name="P20">Topic</text:p>
          </table:table-cell>
          <table:table-cell table:style-name="Table1.A1" office:value-type="string">
            <text:p text:style-name="P19">Staff</text:p>
          </table:table-cell>
          <table:table-cell table:style-name="Table1.A1" office:value-type="string">
            <text:p text:style-name="P20">Remarks</text:p>
          </table:table-cell>
        </table:table-row>
        <table:table-row>
          <table:table-cell table:style-name="Table1.A1" office:value-type="string">
            <text:p text:style-name="P10"><text:span text:style-name="T2">D</text:span>1</text:p>
          </table:table-cell>
          <table:table-cell table:style-name="Table1.A1" office:value-type="string">
            <text:p text:style-name="P11">210900 – 211030</text:p>
            <text:p text:style-name="P11"/>
            <text:p text:style-name="P11"/>
            <text:p text:style-name="P11"/>
            <text:p text:style-name="P11"/>
            <text:p text:style-name="P11"/>
            <text:p text:style-name="P11">211030 – 211045</text:p>
            <text:p text:style-name="P11"/>
            <text:p text:style-name="P11">211045 – 211215</text:p>
            <text:p text:style-name="P11"/>
            <text:p text:style-name="P11"/>
            <text:p text:style-name="P11"/>
            <text:p text:style-name="P11">211215 - 211300</text:p>
            <text:p text:style-name="P11"/>
            <text:p text:style-name="P13">211300 – 211430</text:p>
            <text:p text:style-name="P13"/>
            <text:p text:style-name="P13"/>
            <text:p text:style-name="P13">211430 – 211445</text:p>
            <text:p text:style-name="P13"/>
            <text:p text:style-name="P16"><text:span text:style-name="T2">211445 - 211700</text:span></text:p>
          </table:table-cell>
          <table:table-cell table:style-name="Table1.A1" office:value-type="string">
            <text:p text:style-name="P11">Introduction</text:p>
            <text:p text:style-name="P11">Install Fusion 360</text:p>
            <text:p text:style-name="P11">Fusion 360 User Interface</text:p>
            <text:p text:style-name="P11">Sketching with Fusion 360</text:p>
            <text:p text:style-name="P13">Dimensions</text:p>
            <text:p text:style-name="P11"/>
            <text:p text:style-name="P11">Tea break</text:p>
            <text:p text:style-name="P11"/>
            <text:p text:style-name="P11">Fusion 360 Constraints</text:p>
            <text:p text:style-name="P11">From 2D to 3D: Extrusions</text:p>
            <text:p text:style-name="P13">From 2D to 3D: Revolve</text:p>
            <text:p text:style-name="P13"/>
            <text:p text:style-name="P13">Lunch break</text:p>
            <text:p text:style-name="P13"/>
            <text:p text:style-name="P13">From 2D to 3D: Loft</text:p>
            <text:p text:style-name="P13">Modify commands</text:p>
            <text:p text:style-name="P13"/>
            <text:p text:style-name="P13">Tea break</text:p>
            <text:p text:style-name="P13"/>
            <text:p text:style-name="P13">Bodies &amp; Components</text:p>
            <text:p text:style-name="P13">Assemblies &amp; Joints</text:p>
            <text:p text:style-name="P13">Direct Modelling</text:p>
            <text:p text:style-name="P13">Workshop Project Briefing</text:p>
            <text:p text:style-name="P13"/>
          </table:table-cell>
          <table:table-cell table:style-name="Table1.A1" office:value-type="string">
            <text:p text:style-name="P14">SC</text:p>
            <text:p text:style-name="P14">MN</text:p>
            <text:p text:style-name="P14">Trista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<text:span text:style-name="T2">D</text:span>2</text:p>
          </table:table-cell>
          <table:table-cell table:style-name="Table1.A1" office:value-type="string">
            <text:p text:style-name="P12">2<text:span text:style-name="T2">2</text:span>0900 – 2<text:span text:style-name="T2">2</text:span>1030</text:p>
            <text:p text:style-name="P12"/>
            <text:p text:style-name="P12"/>
            <text:p text:style-name="P12">2<text:span text:style-name="T2">2</text:span>1030 – 2<text:span text:style-name="T2">2</text:span>1045</text:p>
            <text:p text:style-name="P12"/>
            <text:p text:style-name="P12">2<text:span text:style-name="T2">2</text:span>1045 – 2<text:span text:style-name="T2">2</text:span>1215</text:p>
            <text:p text:style-name="P12"/>
            <text:p text:style-name="P12">2<text:span text:style-name="T2">2</text:span>1215 - 2<text:span text:style-name="T2">2</text:span>1300</text:p>
            <text:p text:style-name="P12"/>
            <text:p text:style-name="P13">221300 – 221430</text:p>
            <text:p text:style-name="P13"/>
            <text:p text:style-name="P13"/>
            <text:p text:style-name="P13"/>
            <text:p text:style-name="P13">221430 – 221445</text:p>
            <text:p text:style-name="P13"/>
            <text:p text:style-name="P16"><text:span text:style-name="T2">221445 – 221700</text:span></text:p>
            <text:p text:style-name="P16"/>
          </table:table-cell>
          <table:table-cell table:style-name="Table1.A1" office:value-type="string">
            <text:p text:style-name="P13">Introduction to 3D Printing</text:p>
            <text:p text:style-name="P21">Preparing model for 3D Printing</text:p>
            <text:p text:style-name="P15"/>
            <text:p text:style-name="P13">Tea break</text:p>
            <text:p text:style-name="P13"/>
            <text:p text:style-name="P13">3D Printing Demo &amp; Practice</text:p>
            <text:p text:style-name="P13"/>
            <text:p text:style-name="P13">Lunch break</text:p>
            <text:p text:style-name="P13"/>
            <text:p text:style-name="P13">Introduction to Laser Cutting</text:p>
            <text:p text:style-name="P21">Generating laser cutter profile from Fusion 360</text:p>
            <text:p text:style-name="P13"/>
            <text:p text:style-name="P13">Tea break</text:p>
            <text:p text:style-name="P13"/>
            <text:p text:style-name="P13">Laser Cutting Demo &amp; Practice</text:p>
          </table:table-cell>
          <table:table-cell table:style-name="Table1.A1" office:value-type="string">
            <text:p text:style-name="P14">LG <text:span text:style-name="T4">(lead)</text:span></text:p>
            <text:p text:style-name="P14">WC</text:p>
            <text:p text:style-name="P14">Tristan</text:p>
            <text:p text:style-name="P14">Raynard</text:p>
            <text:p text:style-name="P14"/>
            <text:p text:style-name="P14"/>
            <text:p text:style-name="P14"/>
            <text:p text:style-name="P14"/>
            <text:p text:style-name="P14"/>
            <text:p text:style-name="P14">WC <text:span text:style-name="T4">(lead)</text:span></text:p>
            <text:p text:style-name="P14">LG</text:p>
            <text:p text:style-name="P14">Tristan</text:p>
            <text:p text:style-name="P14">Raynar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<text:span text:style-name="T2">D</text:span>3</text:p>
          </table:table-cell>
          <table:table-cell table:style-name="Table1.A1" office:value-type="string">
            <text:p text:style-name="P12">2<text:span text:style-name="T2">3</text:span>0900 – 2<text:span text:style-name="T2">3</text:span>1030</text:p>
            <text:p text:style-name="P12"/>
            <text:p text:style-name="P12"/>
            <text:p text:style-name="P12"><text:soft-page-break/>2<text:span text:style-name="T2">3</text:span>1030 – 2<text:span text:style-name="T2">3</text:span>1045</text:p>
            <text:p text:style-name="P12"/>
            <text:p text:style-name="P12">2<text:span text:style-name="T2">3</text:span>1045 – 2<text:span text:style-name="T2">3</text:span>1215</text:p>
            <text:p text:style-name="P12">2<text:span text:style-name="T2">3</text:span>1215 - 2<text:span text:style-name="T2">3</text:span>1300</text:p>
            <text:p text:style-name="P12"/>
            <text:p text:style-name="P13">231300 – 231430</text:p>
            <text:p text:style-name="P13"/>
            <text:p text:style-name="P16"/>
            <text:p text:style-name="P16"/>
            <text:p text:style-name="P16"/>
            <text:p text:style-name="P16"><text:span text:style-name="T2">231</text:span><text:span text:style-name="T3">500</text:span><text:span text:style-name="T2"> – 231700</text:span></text:p>
            <text:p text:style-name="P16"/>
          </table:table-cell>
          <table:table-cell table:style-name="Table1.A1" office:value-type="string">
            <text:p text:style-name="P17">Workshop Project (Planning)</text:p>
            <text:p text:style-name="P17">Workshop Project (Design)</text:p>
            <text:p text:style-name="P17"/>
            <text:p text:style-name="P17"><text:soft-page-break/>Tea break</text:p>
            <text:p text:style-name="P17"/>
            <text:p text:style-name="P17">Workshop Project (Design &amp; Fabrication)</text:p>
            <text:p text:style-name="P17">Lunch break</text:p>
            <text:p text:style-name="P17"/>
            <text:p text:style-name="P17">Workshop Project (Fabrication &amp; Assembly)</text:p>
            <text:p text:style-name="P17">Documentation: 1-page Poster</text:p>
            <text:p text:style-name="P17">Tea break at own time</text:p>
            <text:p text:style-name="P17"/>
            <text:p text:style-name="P17">Project Presentation</text:p>
          </table:table-cell>
          <table:table-cell table:style-name="Table1.A1" office:value-type="string">
            <text:p text:style-name="P18">SC</text:p>
            <text:p text:style-name="P18">MN</text:p>
            <text:p text:style-name="P18">Raynar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<text:span text:style-name="T2">D</text:span>4</text:p>
          </table:table-cell>
          <table:table-cell table:style-name="Table1.A1" office:value-type="string">
            <text:p text:style-name="P13">240900 – 241<text:span text:style-name="T3">6</text:span>00</text:p>
            <text:p text:style-name="P13"/>
          </table:table-cell>
          <table:table-cell table:style-name="Table1.A1" office:value-type="string">
            <text:p text:style-name="P17">Spar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4">Project</text:p>
      <text:p text:style-name="P3">Project must include the following:</text:p>
      <text:list xml:id="list1520425637" text:style-name="L1">
        <text:list-item>
          <text:p text:style-name="P6">2D &amp; 3D Design</text:p>
        </text:list-item>
        <text:list-item>
          <text:p text:style-name="P5">3D printed component</text:p>
        </text:list-item>
        <text:list-item>
          <text:p text:style-name="P5">Laser cut component</text:p>
        </text:list-item>
      </text:list>
      <text:p text:style-name="P3"/>
      <text:p text:style-name="P3">Project must be based on one (or more) of the following themes:</text:p>
      <text:list xml:id="list886249701" text:style-name="L2">
        <text:list-item>
          <text:p text:style-name="P7">sustainability</text:p>
        </text:list-item>
        <text:list-item>
          <text:p text:style-name="P8">healthcare</text:p>
        </text:list-item>
        <text:list-item>
          <text:p text:style-name="P8">assistive technology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0T09:47:53.066905006</meta:creation-date>
    <dc:date>2020-07-20T10:25:33.440509839</dc:date>
    <meta:editing-duration>PT4M58S</meta:editing-duration>
    <meta:editing-cycles>3</meta:editing-cycles>
    <meta:generator>LibreOffice/6.4.4.2$Linux_X86_64 LibreOffice_project/3d775be2011f3886db32dfd395a6a6d1ca2630ff</meta:generator>
    <meta:document-statistic meta:table-count="1" meta:image-count="0" meta:object-count="0" meta:page-count="2" meta:paragraph-count="94" meta:word-count="243" meta:character-count="1468" meta:non-whitespace-character-count="1306"/>
  </office:meta>
</office:document-meta>
</file>